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text-align="end" style:justify-single-word="false"/>
      <style:text-properties style:font-name="Liberation Sans" fo:font-size="12pt" officeooo:paragraph-rsid="00077f87" style:font-size-asian="12pt" style:font-size-complex="12pt"/>
    </style:style>
    <style:style style:name="P2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ans" fo:font-size="15pt" officeooo:rsid="00077f87" officeooo:paragraph-rsid="00077f87" style:font-size-asian="13.1000003814697pt" style:font-size-complex="15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8pt" fo:font-weight="bold" officeooo:paragraph-rsid="00077f87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6pt" fo:font-weight="bold" officeooo:paragraph-rsid="00077f87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text-align="end" style:justify-single-word="false"/>
      <style:text-properties style:font-name="Liberation Sans" fo:font-size="15pt" officeooo:paragraph-rsid="00077f87" style:font-size-asian="15pt" style:font-size-complex="15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6pt" fo:font-weight="bold" officeooo:paragraph-rsid="00077f87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style:font-name="Liberation Sans" officeooo:paragraph-rsid="00077f87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8pt" fo:font-weight="bold" officeooo:rsid="000a24f7" officeooo:paragraph-rsid="000a24f7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Liberation Sans" fo:font-size="15pt" officeooo:rsid="00096f88" officeooo:paragraph-rsid="00077f87" style:font-size-asian="13.1000003814697pt" style:font-size-complex="15pt"/>
    </style:style>
    <style:style style:name="P10" style:family="paragraph" style:parent-style-name="Preformatted_20_Text">
      <style:paragraph-properties fo:margin-top="0cm" fo:margin-bottom="0cm" loext:contextual-spacing="false" fo:text-align="start" style:justify-single-word="false"/>
      <style:text-properties style:font-name="Liberation Sans" fo:font-size="15pt" officeooo:rsid="000a24f7" officeooo:paragraph-rsid="000a24f7" style:font-size-asian="13.1000003814697pt" style:font-size-complex="15pt"/>
    </style:style>
    <style:style style:name="P11" style:family="paragraph" style:parent-style-name="Preformatted_20_Text">
      <style:paragraph-properties fo:margin-top="0cm" fo:margin-bottom="0cm" loext:contextual-spacing="false" fo:text-align="end" style:justify-single-word="false"/>
      <style:text-properties style:font-name="Liberation Sans" fo:font-size="15pt" officeooo:paragraph-rsid="00077f87" style:font-size-asian="15pt" style:font-size-complex="15pt"/>
    </style:style>
    <style:style style:name="P12" style:family="paragraph" style:parent-style-name="Preformatted_20_Text">
      <style:paragraph-properties fo:margin-top="0cm" fo:margin-bottom="0cm" loext:contextual-spacing="false" fo:text-align="end" style:justify-single-word="false"/>
      <style:text-properties style:font-name="Liberation Sans" fo:font-size="15pt" officeooo:rsid="000a24f7" officeooo:paragraph-rsid="000a24f7" style:font-size-asian="15pt" style:font-size-complex="15pt"/>
    </style:style>
    <style:style style:name="T1" style:family="text">
      <style:text-properties officeooo:rsid="001ff8ac"/>
    </style:style>
    <style:style style:name="T2" style:family="text">
      <style:text-properties officeooo:rsid="000a24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<text:span text:style-name="T2">Techniques</text:span></text:p>
      <text:p text:style-name="P3"/>
      <text:p text:style-name="P8">Research work</text:p>
      <text:p text:style-name="P4"/>
      <text:p text:style-name="P4">Project Title:<text:span text:style-name="T1"> Distributed Algorithms</text:span></text:p>
      <text:p text:style-name="P7"/>
      <text:p text:style-name="P5">Mounika Mukkamalla - 160001036</text:p>
      <text:p text:style-name="P11">Neha Nagendra – 160001042</text:p>
      <text:p text:style-name="P11"><text:tab/><text:tab/><text:span text:style-name="T2">Sai kumar Reddy – 160001043</text:span></text:p>
      <text:p text:style-name="P12">Surya Teja Togaru - 160001059</text:p>
      <text:p text:style-name="P1"/>
      <text:p text:style-name="P9"/>
      <text:p text:style-name="P10">Extra Research done:</text:p>
      <text:p text:style-name="P10"/>
      <text:p text:style-name="P10">1. Found a simulator(SimGrid) for implementing openmpi algorithms and learnt to use it.</text:p>
      <text:p text:style-name="P10"/>
      <text:p text:style-name="P10">2. Implemented 5 algorithms on 5 architectures and found time taken by each algorithm to finish, including time taken for each host to send and receive data. </text:p>
      <text:p text:style-name="P10"/>
      <text:p text:style-name="P10">3. Compared the results by changing parameters such as latency, bandwidth and speed of the processor, established a conclusio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8:57:44.426324460</meta:creation-date>
    <dc:date>2019-04-10T00:53:10.362866290</dc:date>
    <meta:editing-duration>PT8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6" meta:character-count="574" meta:non-whitespace-character-count="494"/>
  </office:meta>
</office:document-meta>
</file>